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UI" svg:font-family="'Noto Sans Devanagari UI'"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style:text-underline-style="none" fo:font-weight="bold" officeooo:rsid="00058d6d" officeooo:paragraph-rsid="0013dfe8" style:font-size-asian="14pt" style:font-weight-asian="bold" style:font-size-complex="16pt" style:font-weight-complex="bold"/>
    </style:style>
    <style:style style:name="P2" style:family="paragraph" style:parent-style-name="Standard">
      <style:text-properties fo:font-size="16pt" style:text-underline-style="none" fo:font-weight="bold" officeooo:rsid="00058d6d" officeooo:paragraph-rsid="0015944b" style:font-size-asian="14pt" style:font-weight-asian="bold" style:font-size-complex="16pt" style:font-weight-complex="bold"/>
    </style:style>
    <style:style style:name="P3" style:family="paragraph" style:parent-style-name="Standard">
      <style:text-properties fo:font-size="16pt" style:text-underline-style="none" fo:font-weight="bold" officeooo:rsid="0006e8f9" officeooo:paragraph-rsid="0015944b" style:font-size-asian="14pt" style:font-weight-asian="bold" style:font-size-complex="16pt" style:font-weight-complex="bold"/>
    </style:style>
    <style:style style:name="P4" style:family="paragraph" style:parent-style-name="Standard">
      <style:text-properties fo:font-size="16pt" style:text-underline-style="none" fo:font-weight="bold" officeooo:rsid="000709b4" officeooo:paragraph-rsid="0015944b" style:font-size-asian="14pt" style:font-weight-asian="bold" style:font-size-complex="16pt" style:font-weight-complex="bold"/>
    </style:style>
    <style:style style:name="P5" style:family="paragraph" style:parent-style-name="Standard">
      <style:text-properties fo:font-size="16pt" style:text-underline-style="none" fo:font-weight="bold" officeooo:rsid="000798fa" officeooo:paragraph-rsid="0015944b" style:font-size-asian="14pt" style:font-weight-asian="bold" style:font-size-complex="16pt" style:font-weight-complex="bold"/>
    </style:style>
    <style:style style:name="P6" style:family="paragraph" style:parent-style-name="Standard">
      <style:text-properties fo:font-size="16pt" style:text-underline-style="none" fo:font-weight="bold" officeooo:rsid="000798fa" officeooo:paragraph-rsid="001d0e48" style:font-size-asian="14pt" style:font-weight-asian="bold" style:font-size-complex="16pt" style:font-weight-complex="bold"/>
    </style:style>
    <style:style style:name="P7" style:family="paragraph" style:parent-style-name="Standard">
      <style:text-properties fo:font-size="16pt" style:text-underline-style="none" fo:font-weight="normal" officeooo:rsid="00058d6d" officeooo:paragraph-rsid="0013dfe8" style:font-size-asian="14pt" style:font-weight-asian="normal" style:font-size-complex="16pt" style:font-weight-complex="normal"/>
    </style:style>
    <style:style style:name="P8" style:family="paragraph" style:parent-style-name="Standard">
      <style:text-properties fo:font-size="16pt" style:text-underline-style="none" fo:font-weight="normal" officeooo:rsid="00058d6d" officeooo:paragraph-rsid="0015944b" style:font-size-asian="14pt" style:font-weight-asian="normal" style:font-size-complex="16pt" style:font-weight-complex="normal"/>
    </style:style>
    <style:style style:name="P9" style:family="paragraph" style:parent-style-name="Standard">
      <style:text-properties fo:font-size="16pt" style:text-underline-style="none" fo:font-weight="normal" officeooo:rsid="00058d6d" officeooo:paragraph-rsid="0017a0d2" style:font-size-asian="14pt" style:font-weight-asian="normal" style:font-size-complex="16pt" style:font-weight-complex="normal"/>
    </style:style>
    <style:style style:name="P10" style:family="paragraph" style:parent-style-name="Standard">
      <style:text-properties fo:font-size="16pt" style:text-underline-style="none" fo:font-weight="normal" officeooo:rsid="0015944b" officeooo:paragraph-rsid="0015944b" style:font-size-asian="14pt" style:font-weight-asian="normal" style:font-size-complex="16pt" style:font-weight-complex="normal"/>
    </style:style>
    <style:style style:name="P11" style:family="paragraph" style:parent-style-name="Standard">
      <style:text-properties fo:font-size="16pt" style:text-underline-style="none" fo:font-weight="normal" officeooo:rsid="0006e8f9" officeooo:paragraph-rsid="0015944b"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0709b4" officeooo:paragraph-rsid="0015944b"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0798fa" officeooo:paragraph-rsid="0015944b"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058d6d" officeooo:paragraph-rsid="001d0e48" style:font-size-asian="16pt" style:font-weight-asian="normal" style:font-size-complex="16pt" style:font-weight-complex="normal"/>
    </style:style>
    <style:style style:name="P15" style:family="paragraph" style:parent-style-name="Standard">
      <style:text-properties fo:font-size="15pt" style:text-underline-style="none" fo:font-weight="normal" officeooo:rsid="00058d6d" officeooo:paragraph-rsid="0015944b" style:font-size-asian="13.1000003814697pt" style:font-weight-asian="normal" style:font-size-complex="15pt" style:font-weight-complex="normal"/>
    </style:style>
    <style:style style:name="P16" style:family="paragraph" style:parent-style-name="Standard">
      <style:text-properties fo:font-size="15pt" style:text-underline-style="none" fo:font-weight="normal" officeooo:rsid="00058d6d" officeooo:paragraph-rsid="001d0e48" style:font-size-asian="13.1000003814697pt" style:font-weight-asian="normal" style:font-size-complex="15pt" style:font-weight-complex="normal"/>
    </style:style>
    <style:style style:name="P17" style:family="paragraph" style:parent-style-name="Standard">
      <style:text-properties style:font-name="monospace" fo:font-size="16pt" style:text-underline-style="none" fo:font-weight="normal" officeooo:rsid="00058d6d" officeooo:paragraph-rsid="0013dfe8" style:font-size-asian="14pt" style:font-weight-asian="normal" style:font-size-complex="16pt" style:font-weight-complex="normal"/>
    </style:style>
    <style:style style:name="P18" style:family="paragraph" style:parent-style-name="Standard">
      <style:text-properties style:font-name="monospace" fo:font-size="12pt" style:text-underline-style="none" fo:font-weight="normal" officeooo:rsid="00058d6d" officeooo:paragraph-rsid="0017a0d2" style:font-size-asian="12pt" style:font-weight-asian="normal" style:font-size-complex="12pt" style:font-weight-complex="normal"/>
    </style:style>
    <style:style style:name="P19" style:family="paragraph" style:parent-style-name="Standard">
      <style:text-properties style:font-name="monospace" fo:font-size="12pt" style:text-underline-style="none" fo:font-weight="normal" officeooo:rsid="00058d6d" officeooo:paragraph-rsid="0015944b" style:font-size-asian="12pt" style:font-weight-asian="normal" style:font-size-complex="12pt" style:font-weight-complex="normal"/>
    </style:style>
    <style:style style:name="P20" style:family="paragraph" style:parent-style-name="Standard">
      <style:text-properties style:font-name="monospace" fo:font-size="12pt" style:text-underline-style="none" fo:font-weight="normal" officeooo:rsid="00058d6d" officeooo:paragraph-rsid="0015944b" style:font-size-asian="10.5pt" style:font-weight-asian="normal" style:font-size-complex="12pt" style:font-weight-complex="normal"/>
    </style:style>
    <style:style style:name="P21" style:family="paragraph" style:parent-style-name="Standard">
      <style:text-properties style:font-name="monospace" fo:font-size="12pt" style:text-underline-style="none" fo:font-weight="normal" officeooo:rsid="000709b4" officeooo:paragraph-rsid="0015944b" style:font-size-asian="10.5pt" style:font-weight-asian="normal" style:font-size-complex="12pt" style:font-weight-complex="normal"/>
    </style:style>
    <style:style style:name="P22" style:family="paragraph" style:parent-style-name="Standard">
      <style:text-properties style:font-name="monospace" fo:font-size="12pt" style:text-underline-style="none" fo:font-weight="normal" officeooo:rsid="000709b4" officeooo:paragraph-rsid="001d0e48" style:font-size-asian="10.5pt" style:font-weight-asian="normal" style:font-size-complex="12pt" style:font-weight-complex="normal"/>
    </style:style>
    <style:style style:name="P23" style:family="paragraph" style:parent-style-name="Standard">
      <style:text-properties style:font-name="monospace" fo:font-size="12pt" style:text-underline-style="none" fo:font-weight="normal" officeooo:rsid="000798fa" officeooo:paragraph-rsid="0015944b" style:font-size-asian="10.5pt" style:font-weight-asian="normal" style:font-size-complex="12pt" style:font-weight-complex="normal"/>
    </style:style>
    <style:style style:name="P24" style:family="paragraph" style:parent-style-name="Standard">
      <style:text-properties style:font-name="monospace" fo:font-size="12pt" style:text-underline-style="none" fo:font-weight="bold" officeooo:rsid="00058d6d" officeooo:paragraph-rsid="0015944b" style:font-size-asian="10.5pt" style:font-weight-asian="bold" style:font-size-complex="12pt" style:font-weight-complex="bold"/>
    </style:style>
    <style:style style:name="P25" style:family="paragraph" style:parent-style-name="Standard">
      <style:text-properties style:font-name="monospace" fo:font-size="15pt" style:text-underline-style="none" fo:font-weight="normal" officeooo:rsid="00058d6d" officeooo:paragraph-rsid="001d0e48" style:font-size-asian="13.1000003814697pt" style:font-weight-asian="normal" style:font-size-complex="15pt" style:font-weight-complex="normal"/>
    </style:style>
    <style:style style:name="P26" style:family="paragraph" style:parent-style-name="Standard">
      <style:text-properties fo:color="#ce181e" fo:font-size="13pt" style:text-underline-style="solid" style:text-underline-width="auto" style:text-underline-color="font-color" fo:font-weight="bold" officeooo:rsid="0017a0d2" officeooo:paragraph-rsid="0017a0d2" style:font-size-asian="13pt" style:font-weight-asian="bold" style:font-size-complex="13pt" style:font-weight-complex="bold"/>
    </style:style>
    <style:style style:name="P27" style:family="paragraph" style:parent-style-name="Standard">
      <style:text-properties fo:color="#ce181e" fo:font-size="13pt" style:text-underline-style="solid" style:text-underline-width="auto" style:text-underline-color="font-color" fo:font-weight="bold" officeooo:rsid="0017a0d2" officeooo:paragraph-rsid="001d0e48" style:font-size-asian="13pt" style:font-weight-asian="bold" style:font-size-complex="13pt" style:font-weight-complex="bold"/>
    </style:style>
    <style:style style:name="P28" style:family="paragraph" style:parent-style-name="Standard">
      <style:text-properties fo:color="#ce181e" fo:font-size="13pt" style:text-underline-style="solid" style:text-underline-width="auto" style:text-underline-color="font-color" fo:font-weight="bold" officeooo:rsid="0017a0d2" officeooo:paragraph-rsid="001d12e5" style:font-size-asian="13pt" style:font-weight-asian="bold" style:font-size-complex="13pt" style:font-weight-complex="bold"/>
    </style:style>
    <style:style style:name="P29" style:family="paragraph" style:parent-style-name="Standard">
      <style:text-properties fo:font-size="13pt" style:text-underline-style="none" fo:font-weight="normal" officeooo:rsid="00058d6d" officeooo:paragraph-rsid="0013dfe8" style:font-size-asian="13pt" style:font-weight-asian="normal" style:font-size-complex="13pt" style:font-weight-complex="normal"/>
    </style:style>
    <style:style style:name="P30" style:family="paragraph" style:parent-style-name="Standard">
      <style:text-properties fo:color="#000000" style:font-name="monospace" fo:font-size="13pt" style:text-underline-style="none" fo:font-weight="normal" officeooo:rsid="0017a0d2" officeooo:paragraph-rsid="0017a0d2" style:font-size-asian="13pt" style:font-weight-asian="normal" style:font-size-complex="13pt" style:font-weight-complex="normal"/>
    </style:style>
    <style:style style:name="P31" style:family="paragraph" style:parent-style-name="Standard">
      <style:text-properties fo:color="#000000" style:font-name="monospace" fo:font-size="16pt" style:text-underline-style="none" fo:font-weight="normal" officeooo:rsid="00058d6d" officeooo:paragraph-rsid="001d0e48" style:font-size-asian="14pt" style:font-weight-asian="normal" style:font-size-complex="16pt" style:font-weight-complex="normal"/>
    </style:style>
    <style:style style:name="P32" style:family="paragraph" style:parent-style-name="Standard">
      <style:text-properties fo:font-size="12pt" style:text-underline-style="none" fo:font-weight="normal" officeooo:rsid="00058d6d" officeooo:paragraph-rsid="0015944b"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058d6d" officeooo:paragraph-rsid="0018d9f4"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058d6d" officeooo:paragraph-rsid="001d0e48"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0798fa" officeooo:paragraph-rsid="0015944b"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058d6d" officeooo:paragraph-rsid="0015944b" style:font-size-asian="12pt" style:font-weight-asian="normal" style:font-size-complex="12pt" style:font-weight-complex="normal"/>
    </style:style>
    <style:style style:name="P37" style:family="paragraph">
      <style:text-properties fo:color="#342a06" fo:font-size="54pt" style:text-underline-style="solid" style:text-underline-width="auto" style:text-underline-color="font-color" fo:font-weight="bold" style:font-size-asian="54pt" style:font-weight-asian="bold" style:font-size-complex="54pt" style:font-weight-complex="bold"/>
    </style:style>
    <style:style style:name="P38" style:family="paragraph">
      <loext:graphic-properties draw:fill="none" draw:fill-color="#ffffff" draw:opacity="100%" draw:opacity-name="Transparency_20_1"/>
      <style:text-properties fo:color="#342a06" fo:font-size="54pt" style:text-underline-style="solid" style:text-underline-width="auto" style:text-underline-color="font-color" fo:font-weight="bold" style:font-size-asian="54pt" style:font-weight-asian="bold" style:font-size-complex="54pt" style:font-weight-complex="bold"/>
    </style:style>
    <style:style style:name="P39" style:family="paragraph">
      <style:text-properties fo:font-size="48pt" style:font-size-asian="48pt" style:font-size-complex="48pt"/>
    </style:style>
    <style:style style:name="P40" style:family="paragraph">
      <loext:graphic-properties draw:fill="none" draw:fill-color="#ffffff"/>
      <style:text-properties fo:font-size="48pt" style:font-size-asian="48pt" style:font-size-complex="48pt"/>
    </style:style>
    <style:style style:name="T1" style:family="text">
      <style:text-properties officeooo:rsid="000833fc"/>
    </style:style>
    <style:style style:name="T2" style:family="text">
      <style:text-properties officeooo:rsid="0006e8f9"/>
    </style:style>
    <style:style style:name="T3" style:family="text">
      <style:text-properties officeooo:rsid="00058d6d"/>
    </style:style>
    <style:style style:name="T4" style:family="text">
      <style:text-properties officeooo:rsid="000798fa"/>
    </style:style>
    <style:style style:name="T5" style:family="text">
      <style:text-properties officeooo:rsid="0015944b"/>
    </style:style>
    <style:style style:name="T6" style:family="text">
      <style:text-properties officeooo:rsid="0017a0d2"/>
    </style:style>
    <style:style style:name="T7" style:family="text">
      <style:text-properties fo:color="#54ff54" fo:font-weight="bold" fo:background-color="#ffffff" loext:char-shading-value="0"/>
    </style:style>
    <style:style style:name="T8" style:family="text">
      <style:text-properties fo:color="#54ff54" style:font-name="monospace" fo:font-weight="bold" fo:background-color="#ffffff" loext:char-shading-value="0"/>
    </style:style>
    <style:style style:name="T9" style:family="text">
      <style:text-properties fo:color="#54ff54" style:font-name="monospace" fo:background-color="#ffffff" loext:char-shading-value="0"/>
    </style:style>
    <style:style style:name="T10" style:family="text">
      <style:text-properties fo:color="#54ff54" style:font-name="monospace" fo:font-size="12pt" fo:font-weight="bold" fo:background-color="#ffffff" loext:char-shading-value="0" style:font-size-asian="12pt" style:font-size-complex="12pt"/>
    </style:style>
    <style:style style:name="T11" style:family="text">
      <style:text-properties fo:color="#54ff54" fo:font-weight="normal" fo:background-color="#ffffff" loext:char-shading-value="0" style:font-weight-asian="normal" style:font-weight-complex="normal"/>
    </style:style>
    <style:style style:name="T12" style:family="text">
      <style:text-properties fo:color="#54ff54" fo:font-size="12pt" fo:font-weight="bold" fo:background-color="#ffffff" loext:char-shading-value="0" style:font-size-asian="12pt" style:font-size-complex="12pt"/>
    </style:style>
    <style:style style:name="T13" style:family="text">
      <style:text-properties fo:font-weight="bold" fo:background-color="#ffffff" loext:char-shading-value="0"/>
    </style:style>
    <style:style style:name="T14" style:family="text">
      <style:text-properties fo:font-weight="bold" style:font-weight-asian="bold" style:font-weight-complex="bold"/>
    </style:style>
    <style:style style:name="T15" style:family="text">
      <style:text-properties fo:background-color="#ffffff" loext:char-shading-value="0"/>
    </style:style>
    <style:style style:name="T16" style:family="text">
      <style:text-properties officeooo:rsid="001d0e48" fo:background-color="#ffffff" loext:char-shading-value="0"/>
    </style:style>
    <style:style style:name="T17" style:family="text">
      <style:text-properties fo:color="#ffffff" fo:font-weight="bold" fo:background-color="#ffffff" loext:char-shading-value="0"/>
    </style:style>
    <style:style style:name="T18" style:family="text">
      <style:text-properties fo:color="#ffffff" fo:background-color="#ffffff" loext:char-shading-value="0"/>
    </style:style>
    <style:style style:name="T19" style:family="text">
      <style:text-properties fo:color="#ffffff" style:font-name="monospace" fo:background-color="#ffffff" loext:char-shading-value="0"/>
    </style:style>
    <style:style style:name="T20" style:family="text">
      <style:text-properties fo:color="#ffffff" style:font-name="monospace" fo:font-weight="bold" fo:background-color="#ffffff" loext:char-shading-value="0"/>
    </style:style>
    <style:style style:name="T21" style:family="text">
      <style:text-properties fo:color="#ffffff" style:font-name="monospace" fo:font-size="12pt" fo:background-color="#ffffff" loext:char-shading-value="0" style:font-size-asian="12pt" style:font-size-complex="12pt"/>
    </style:style>
    <style:style style:name="T22" style:family="text">
      <style:text-properties fo:color="#ffffff" style:font-name="monospace" fo:font-size="12pt" fo:font-weight="bold" fo:background-color="#ffffff" loext:char-shading-value="0" style:font-size-asian="12pt" style:font-size-complex="12pt"/>
    </style:style>
    <style:style style:name="T23" style:family="text">
      <style:text-properties fo:color="#ffffff" fo:font-weight="normal" fo:background-color="#ffffff" loext:char-shading-value="0" style:font-weight-asian="normal" style:font-weight-complex="normal"/>
    </style:style>
    <style:style style:name="T24" style:family="text">
      <style:text-properties fo:color="#ffffff" fo:font-size="12pt" fo:background-color="#ffffff" loext:char-shading-value="0" style:font-size-asian="12pt" style:font-size-complex="12pt"/>
    </style:style>
    <style:style style:name="T25" style:family="text">
      <style:text-properties fo:color="#ffffff" fo:font-size="12pt" fo:font-weight="bold" fo:background-color="#ffffff" loext:char-shading-value="0" style:font-size-asian="12pt" style:font-size-complex="12pt"/>
    </style:style>
    <style:style style:name="T26" style:family="text">
      <style:text-properties fo:color="#000000" fo:background-color="#ffffff" loext:char-shading-value="0"/>
    </style:style>
    <style:style style:name="T27" style:family="text">
      <style:text-properties fo:color="#000000" style:font-name="monospace" fo:background-color="#ffffff" loext:char-shading-value="0"/>
    </style:style>
    <style:style style:name="T28" style:family="text">
      <style:text-properties fo:color="#000000" style:font-name="monospace" fo:font-size="12pt" fo:background-color="#ffffff" loext:char-shading-value="0" style:font-size-asian="12pt" style:font-size-complex="12pt"/>
    </style:style>
    <style:style style:name="T29" style:family="text">
      <style:text-properties fo:color="#000000" fo:font-weight="normal" fo:background-color="#ffffff" loext:char-shading-value="0" style:font-weight-asian="normal" style:font-weight-complex="normal"/>
    </style:style>
    <style:style style:name="T30" style:family="text">
      <style:text-properties fo:color="#000000" fo:font-size="12pt" fo:background-color="#ffffff" loext:char-shading-value="0" style:font-size-asian="12pt" style:font-size-complex="12pt"/>
    </style:style>
    <style:style style:name="T31" style:family="text">
      <style:text-properties fo:font-style="italic" style:font-style-asian="italic" style:font-style-complex="italic"/>
    </style:style>
    <style:style style:name="T32" style:family="text">
      <style:text-properties style:font-name="monospace"/>
    </style:style>
    <style:style style:name="T33" style:family="text">
      <style:text-properties style:font-name="monospace" fo:font-style="italic" style:font-style-asian="italic" style:font-style-complex="italic"/>
    </style:style>
    <style:style style:name="T34" style:family="text">
      <style:text-properties style:font-name="monospace" fo:font-size="14pt" fo:font-style="italic" officeooo:rsid="0017a0d2" style:font-style-asian="italic" style:font-size-complex="14pt" style:font-style-complex="italic"/>
    </style:style>
    <style:style style:name="T35" style:family="text">
      <style:text-properties style:font-name="monospace" fo:font-size="14pt" style:font-size-complex="14pt"/>
    </style:style>
    <style:style style:name="T36" style:family="text">
      <style:text-properties style:font-name="monospace" fo:font-size="12pt" style:font-size-asian="12pt" style:font-size-complex="12pt"/>
    </style:style>
    <style:style style:name="T37" style:family="text">
      <style:text-properties fo:font-size="12pt" style:font-size-asian="12pt" style:font-size-complex="12pt"/>
    </style:style>
    <style:style style:name="T38" style:family="text">
      <style:text-properties fo:font-size="16pt" fo:font-weight="bold" style:font-size-asian="14pt" style:font-weight-asian="bold" style:font-size-complex="16pt" style:font-weight-complex="bold"/>
    </style:style>
    <style:style style:name="T39" style:family="text">
      <style:text-properties fo:font-weight="normal" style:font-weight-asian="normal" style:font-weight-complex="normal"/>
    </style:style>
    <style:style style:name="T40" style:family="text">
      <style:text-properties officeooo:rsid="001d0e48"/>
    </style:style>
    <style:style style:name="T41" style:family="text">
      <style:text-properties fo:color="#342a06" fo:font-size="54pt" style:text-underline-style="solid" style:text-underline-width="auto" style:text-underline-color="font-color" fo:font-weight="bold" style:font-size-asian="54pt" style:font-weight-asian="bold" style:font-size-complex="54pt" style:font-weight-complex="bold"/>
    </style:style>
    <style:style style:name="T42" style:family="text">
      <style:text-properties fo:font-size="48pt" style:text-underline-style="solid" style:text-underline-width="auto" style:text-underline-color="font-color" fo:font-weight="bold" style:font-size-asian="48pt" style:font-weight-asian="bold" style:font-size-complex="48pt" style:font-weight-complex="bold"/>
    </style:style>
    <style:style style:name="T43" style:family="text">
      <style:text-properties fo:font-size="48pt" style:font-size-asian="48pt" style:font-size-complex="48pt"/>
    </style:style>
    <style:style style:name="T44" style:family="text">
      <style:text-properties style:font-name="Noto Sans Devanagari UI" fo:font-size="48pt" style:font-size-asian="48pt" style:font-size-complex="48pt"/>
    </style:style>
    <style:style style:name="T45" style:family="text">
      <style:text-properties fo:font-size="32pt" style:font-size-asian="32pt" style:font-size-complex="32pt"/>
    </style:style>
    <style:style style:name="gr1" style:family="graphic">
      <style:graphic-properties draw:stroke="none" svg:stroke-color="#000000" draw:fill="none" draw:fill-color="#ffffff" draw:opacity="100%" draw:opacity-name="Transparency_20_1" fo:min-height="1.812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32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Write a shell script to add two numbers(also for two real numbers).</text:p>
      <text:p text:style-name="P1"/>
      <text:p text:style-name="P7">echo Enter a nd b</text:p>
      <text:p text:style-name="P7">read a b</text:p>
      <text:p text:style-name="P7">c=`expr $a + $b`</text:p>
      <text:p text:style-name="P7">echo The sum is $c</text:p>
      <text:p text:style-name="P7"/>
      <text:p text:style-name="P26">OUTPUT</text:p>
      <text:p text:style-name="P29"/>
      <text:p text:style-name="P17"><text:span text:style-name="T7">[orussa@orussa-pc</text:span><text:span text:style-name="T18"> </text:span><text:span text:style-name="T17">Linux</text:span><text:span text:style-name="T7">]$</text:span><text:span text:style-name="T26"> ./shell1.sh </text:span><text:line-break/>Enter a nd b <text:line-break/>157 82 <text:line-break/>The sum is 239<text:line-break/><text:line-break/></text:p>
      <text:p text:style-name="P7"/>
      <text:p text:style-name="P2">2.Write a shell script to multiply two numbers.</text:p>
      <text:p text:style-name="P2"/>
      <text:p text:style-name="P10">echo <text:s/>Enter a and b</text:p>
      <text:p text:style-name="P10">read a b</text:p>
      <text:p text:style-name="P10">c=`expr $a \* $b`</text:p>
      <text:p text:style-name="P10">echo The product is $c</text:p>
      <text:p text:style-name="P10"/>
      <text:p text:style-name="P27">OUTPUT</text:p>
      <text:p text:style-name="P27"/>
      <text:p text:style-name="P31"><text:span text:style-name="T7">[orussa@orussa-pc</text:span><text:span text:style-name="T18"> </text:span><text:span text:style-name="T17">Linux</text:span><text:span text:style-name="T7">]$</text:span><text:span text:style-name="T15"> ./shell</text:span><text:span text:style-name="T16">0</text:span><text:span text:style-name="T15">.sh </text:span><text:line-break/>Enter a nd b <text:line-break/>15 <text:span text:style-name="T40">15</text:span> <text:line-break/>The sum is 2<text:span text:style-name="T40">25</text:span><text:line-break/></text:p>
      <text:p text:style-name="P10"/>
      <text:p text:style-name="P8"><text:span text:style-name="T32"><text:line-break/></text:span><text:span text:style-name="T14">3.Write a shell script to accept two filenames as input and print two</text:span></text:p>
      <text:p text:style-name="P2"><text:s text:c="3"/>files if they are copied successfully.</text:p>
      <text:p text:style-name="P2"/>
      <text:p text:style-name="P8">echo Enter file1</text:p>
      <text:p text:style-name="P8">read f1</text:p>
      <text:p text:style-name="P8"><text:soft-page-break/>echo Enter file2</text:p>
      <text:p text:style-name="P8">read f2</text:p>
      <text:p text:style-name="P8"/>
      <text:p text:style-name="P8">if <text:s/>cp $f1 $f2</text:p>
      <text:p text:style-name="P8">then</text:p>
      <text:p text:style-name="P8">echo Copied successfully </text:p>
      <text:p text:style-name="P8">cat $f2</text:p>
      <text:p text:style-name="P8">else</text:p>
      <text:p text:style-name="P8"><text:tab/>echo Copying Unsuccessful!</text:p>
      <text:p text:style-name="P8"><text:span text:style-name="T6">f</text:span>i</text:p>
      <text:p text:style-name="P8"/>
      <text:p text:style-name="P26">OUTPUT</text:p>
      <text:p text:style-name="P26"/>
      <text:p text:style-name="P30"><text:span text:style-name="T13">[orussa@orussa-pc</text:span><text:span text:style-name="T15"> </text:span><text:span text:style-name="T13">Linux]$</text:span><text:span text:style-name="T15"> ./shell2.sh </text:span><text:line-break/>Enter file1 <text:line-break/>abc <text:line-break/>Enter file2 <text:s text:c="10"/><text:line-break/>xyz <text:s text:c="24"/><text:span text:style-name="T31">#Here,both files already exist</text:span> <text:line-break/>Copied successfully <text:line-break/><text:line-break/></text:p>
      <text:p text:style-name="P9"><text:span text:style-name="T9">[orussa@orussa-pc</text:span><text:span text:style-name="T19"> Linux</text:span><text:span text:style-name="T9">]$</text:span><text:span text:style-name="T27"> ./shell2.sh </text:span><text:span text:style-name="T32"><text:line-break/>Enter file1 <text:line-break/>fgh <text:line-break/>Enter file2 <text:line-break/>abc <text:s text:c="19"/></text:span><text:span text:style-name="T33"><text:s/></text:span><text:span text:style-name="T34">#Here,file1 doesn’t exist.</text:span><text:span text:style-name="T32"><text:line-break/>cp: cannot stat 'fgh': No such file or directory <text:line-break/>Copying Unsuccessful!<text:line-break/></text:span></text:p>
      <text:p text:style-name="P8"/>
      <text:p text:style-name="P2">4.Write a shell script to accept two filen<text:span text:style-name="T1">ame</text:span>s as input and check the <text:s text:c="7"/>validity of those filenames,if file1 exists,check and print the prmissions on those filenames.</text:p>
      <text:p text:style-name="P2"/>
      <text:p text:style-name="P8">echo Enter two filenames</text:p>
      <text:p text:style-name="P8">read f1 f2</text:p>
      <text:p text:style-name="P8"/>
      <text:p text:style-name="P8">if [ -s $f1 ] &amp;&amp; [ -w $f2 ]</text:p>
      <text:p text:style-name="P8"><text:soft-page-break/>then</text:p>
      <text:p text:style-name="P8"><text:s text:c="2"/>if [ -w $f2 ]</text:p>
      <text:p text:style-name="P8"><text:s text:c="2"/>then</text:p>
      <text:p text:style-name="P8"><text:s text:c="4"/>cp $f1 $f2</text:p>
      <text:p text:style-name="P8"><text:s text:c="2"/>echo $f1 exists</text:p>
      <text:p text:style-name="P8"><text:s text:c="2"/>echo Write permission is available on both $f1 and $f2</text:p>
      <text:p text:style-name="P8"><text:s text:c="2"/></text:p>
      <text:p text:style-name="P8"><text:s text:c="2"/>else</text:p>
      <text:p text:style-name="P8"><text:s text:c="2"/>echo No write permission on $f2</text:p>
      <text:p text:style-name="P8"><text:s text:c="2"/>fi</text:p>
      <text:p text:style-name="P8"><text:s text:c="2"/></text:p>
      <text:p text:style-name="P8"><text:s text:c="2"/>else</text:p>
      <text:p text:style-name="P8"><text:s text:c="2"/>echo $f1 does not exist.</text:p>
      <text:p text:style-name="P8"><text:s text:c="2"/><text:span text:style-name="T6">f</text:span>i</text:p>
      <text:p text:style-name="P8"/>
      <text:p text:style-name="P27">OUTPUT</text:p>
      <text:p text:style-name="P27"/>
      <text:p text:style-name="P18"><text:span text:style-name="T7">orussa@orussa-pc</text:span><text:span text:style-name="T18"> </text:span><text:span text:style-name="T17">Linux</text:span><text:span text:style-name="T7">]$</text:span><text:span text:style-name="T26"> ./shell3.sh </text:span><text:line-break/>Enter two filenames <text:line-break/>abc vvd <text:line-break/>abc exists <text:line-break/>Write permission is available on both abc and vvd</text:p>
      <text:p text:style-name="P18"/>
      <text:p text:style-name="P18"/>
      <text:p text:style-name="P9"><text:span text:style-name="T10">[orussa@orussa-pc</text:span><text:span text:style-name="T21"> </text:span><text:span text:style-name="T22">Linux</text:span><text:span text:style-name="T10">]$</text:span><text:span text:style-name="T28"> ./shell3.sh </text:span><text:span text:style-name="T36"><text:line-break/>Enter two filenames <text:line-break/>fgh abc <text:line-break/>fgh does not exist.<text:line-break/><text:line-break/></text:span><text:span text:style-name="T35"><text:line-break/></text:span><text:span text:style-name="T14">5.Write a shell script to accept a username as input and check whether user has login or not.</text:span></text:p>
      <text:p text:style-name="P2"/>
      <text:p text:style-name="P8">echo Eneter username</text:p>
      <text:p text:style-name="P8">read username</text:p>
      <text:p text:style-name="P8">who&gt;ulist</text:p>
      <text:p text:style-name="P8"/>
      <text:p text:style-name="P8">if grep $username ulist </text:p>
      <text:p text:style-name="P8">then</text:p>
      <text:p text:style-name="P8">echo User logged in.</text:p>
      <text:p text:style-name="P8"><text:soft-page-break/>else</text:p>
      <text:p text:style-name="P8"><text:tab/>echo Not logged in.</text:p>
      <text:p text:style-name="P8">fi</text:p>
      <text:p text:style-name="P8"/>
      <text:p text:style-name="P27">OUTPUT</text:p>
      <text:p text:style-name="P27"/>
      <text:p text:style-name="P20"><text:span text:style-name="T7">[orussa@orussa-pc</text:span><text:span text:style-name="T18"> </text:span><text:span text:style-name="T17">Linux</text:span><text:span text:style-name="T7">]$</text:span><text:span text:style-name="T26"> ./shell4.sh </text:span><text:line-break/>Eneter username <text:line-break/>rafayal <text:line-break/>Not logged in. <text:line-break/><text:span text:style-name="T7">[orussa@orussa-pc</text:span><text:span text:style-name="T18"> </text:span><text:span text:style-name="T17">Linux</text:span><text:span text:style-name="T7">]$</text:span><text:span text:style-name="T26"> ./shell4.sh </text:span><text:line-break/>Eneter username <text:line-break/>orussa <text:line-break/>orussa   tty1         2019-02-22 03:12 (:0) <text:line-break/>orussa   pts/0        2019-02-24 06:48 (:0) <text:line-break/>orussa   pts/1        2019-02-22 03:12 (:0) <text:line-break/>User logged in.<text:line-break/><text:line-break/></text:p>
      <text:p text:style-name="P32"/>
      <text:p text:style-name="P2"/>
      <text:p text:style-name="P2">6.Write a shell script to accept year as input and check if it is a leap year or not. If no input is provided,then take the current year <text:s/>as input.</text:p>
      <text:p text:style-name="P2"/>
      <text:p text:style-name="P8">echo Enter year</text:p>
      <text:p text:style-name="P8">read y</text:p>
      <text:p text:style-name="P8">if [ -z $y ]</text:p>
      <text:p text:style-name="P8">then</text:p>
      <text:p text:style-name="P8"><text:tab/>y=$(date +"%Y")</text:p>
      <text:p text:style-name="P8"><text:tab/>echo The current year is $y</text:p>
      <text:p text:style-name="P8">fi</text:p>
      <text:p text:style-name="P8">if [ `expr $y % 400` -eq 0 ]</text:p>
      <text:p text:style-name="P8">then</text:p>
      <text:p text:style-name="P8"><text:tab/>echo It is a Leap Year.</text:p>
      <text:p text:style-name="P8"/>
      <text:p text:style-name="P8">elif [ `expr $y % 100` -eq 0 ]</text:p>
      <text:p text:style-name="P8"><text:tab/>then</text:p>
      <text:p text:style-name="P8"><text:tab/><text:tab/>echo Not a leap year.</text:p>
      <text:p text:style-name="P8"/>
      <text:p text:style-name="P8"><text:tab/>elif [ `expr $y % 4` -eq 0 ]</text:p>
      <text:p text:style-name="P8"><text:soft-page-break/><text:tab/><text:tab/>then</text:p>
      <text:p text:style-name="P8"><text:tab/><text:tab/><text:tab/>echo This is a Leap Year.</text:p>
      <text:p text:style-name="P8"><text:tab/><text:tab/>else</text:p>
      <text:p text:style-name="P8"><text:tab/><text:tab/><text:tab/>echo Not a Leap Year.</text:p>
      <text:p text:style-name="P8"><text:tab/><text:tab/><text:span text:style-name="T5">f</text:span>i</text:p>
      <text:p text:style-name="P8"/>
      <text:p text:style-name="P8"/>
      <text:p text:style-name="P27">OUTPUT</text:p>
      <text:p text:style-name="P27"/>
      <text:p text:style-name="P20"><text:span text:style-name="T7">[orussa@orussa-pc</text:span><text:span text:style-name="T18"> </text:span><text:span text:style-name="T17">Linux</text:span><text:span text:style-name="T7">]$</text:span><text:span text:style-name="T26"> ./shell5.sh  </text:span><text:line-break/>Enter year <text:line-break/><text:line-break/>The current year is 2019 <text:line-break/>Not a Leap Year. <text:line-break/><text:span text:style-name="T7">[orussa@orussa-pc</text:span><text:span text:style-name="T18"> </text:span><text:span text:style-name="T17">Linux</text:span><text:span text:style-name="T7">]$</text:span><text:span text:style-name="T26"> ./shell5.sh </text:span><text:line-break/>Enter year <text:line-break/>2016 <text:line-break/>This is a Leap Year. <text:line-break/><text:span text:style-name="T7">[orussa@orussa-pc</text:span><text:span text:style-name="T18"> </text:span><text:span text:style-name="T17">Linux</text:span><text:span text:style-name="T7">]$</text:span><text:span text:style-name="T26"> ./shell5.sh </text:span><text:line-break/>Enter year <text:line-break/>2000 <text:line-break/>It is a Leap Year. <text:line-break/><text:span text:style-name="T7">[orussa@orussa-pc</text:span><text:span text:style-name="T18"> </text:span><text:span text:style-name="T17">Linux</text:span><text:span text:style-name="T7">]$</text:span><text:span text:style-name="T26"> ./shell5.sh </text:span><text:line-break/>Enter year <text:line-break/>1900 <text:line-break/>Not a leap year.<text:line-break/><text:line-break/></text:p>
      <text:p text:style-name="P8"/>
      <text:p text:style-name="P2">7.Write a shell script to print Good Morning,Good Afternoon ,Good Evening and Good Night according to the clock time.</text:p>
      <text:p text:style-name="P2"/>
      <text:p text:style-name="P8">h=$(date +"%H")</text:p>
      <text:p text:style-name="P8"/>
      <text:p text:style-name="P8">if [ $h -gt 6 -a $h -lt 12 ]</text:p>
      <text:p text:style-name="P8">then</text:p>
      <text:p text:style-name="P8"><text:tab/>echo Good Morning!</text:p>
      <text:p text:style-name="P8">elif [ $h -ge 12 -a $h -lt 16 ]</text:p>
      <text:p text:style-name="P8"><text:tab/>then</text:p>
      <text:p text:style-name="P8"><text:tab/><text:tab/>echo Good Afternoon.</text:p>
      <text:p text:style-name="P8"/>
      <text:p text:style-name="P8"><text:soft-page-break/><text:tab/>elif [ $h -ge 16 -a $h -lt 20 ]</text:p>
      <text:p text:style-name="P8"><text:tab/><text:tab/>then</text:p>
      <text:p text:style-name="P8"><text:tab/><text:tab/><text:tab/>echo Good Evening</text:p>
      <text:p text:style-name="P8"><text:tab/><text:tab/>else</text:p>
      <text:p text:style-name="P8"><text:tab/><text:tab/><text:tab/>echo Good Night!</text:p>
      <text:p text:style-name="P8"><text:tab/><text:tab/>fi</text:p>
      <text:p text:style-name="P8"/>
      <text:p text:style-name="P27">OUTPUT</text:p>
      <text:p text:style-name="P27"/>
      <text:p text:style-name="P33"><text:span text:style-name="T8">[orussa@orussa-pc</text:span><text:span text:style-name="T19"> </text:span><text:span text:style-name="T20">Linux</text:span><text:span text:style-name="T8">]$</text:span><text:span text:style-name="T27"> ./shell6.sh </text:span><text:span text:style-name="T32"><text:line-break/>06 <text:line-break/>Good Night!<text:line-break/><text:line-break/></text:span></text:p>
      <text:p text:style-name="P33"><text:span text:style-name="T38">8.Write a shell script to accept a filename as input and delete all the lines containing word Linux from the file.</text:span></text:p>
      <text:p text:style-name="P2"/>
      <text:p text:style-name="P8">echo Enter filename</text:p>
      <text:p text:style-name="P8">read f</text:p>
      <text:p text:style-name="P8"/>
      <text:p text:style-name="P8">grep -v “<text:span text:style-name="T5">Linux”</text:span> $f&gt;fname</text:p>
      <text:p text:style-name="P8"><text:s/><text:tab/>mv fname $f</text:p>
      <text:p text:style-name="P2"/>
      <text:p text:style-name="P27">OUTPUT</text:p>
      <text:p text:style-name="P27"/>
      <text:p text:style-name="P20"><text:span text:style-name="T7">[orussa@orussa-pc</text:span><text:span text:style-name="T18"> </text:span><text:span text:style-name="T17">Linux</text:span><text:span text:style-name="T7">]$</text:span><text:span text:style-name="T26"> cat bcd </text:span><text:line-break/>i m good' <text:line-break/>sata ali kajm ' <text:line-break/>i m kaooppy <text:line-break/>okay coo; <text:line-break/>Linux <text:line-break/>linux <text:line-break/><text:span text:style-name="T7">[orussa@orussa-pc</text:span><text:span text:style-name="T18"> </text:span><text:span text:style-name="T17">Linux</text:span><text:span text:style-name="T7">]$</text:span><text:span text:style-name="T26"> ./shell7.sh </text:span><text:line-break/>Enter filename <text:line-break/>bcd <text:line-break/><text:span text:style-name="T7">[orussa@orussa-pc</text:span><text:span text:style-name="T18"> </text:span><text:span text:style-name="T17">Linux</text:span><text:span text:style-name="T7">]$</text:span><text:span text:style-name="T26"> cat bcd     </text:span><text:line-break/>i m good' <text:line-break/>sata ali kajm ' <text:line-break/>i m kaooppy <text:line-break/>okay coo; <text:line-break/>linux<text:line-break/><text:line-break/></text:p>
      <text:p text:style-name="P2"><text:soft-page-break/></text:p>
      <text:p text:style-name="P2">9.Write a shell script to <text:span text:style-name="T2">accept a number and print sum of all digits of the number.</text:span></text:p>
      <text:p text:style-name="P2"/>
      <text:p text:style-name="P8">echo Enter the number.</text:p>
      <text:p text:style-name="P8">read n</text:p>
      <text:p text:style-name="P8">s=0</text:p>
      <text:p text:style-name="P8"/>
      <text:p text:style-name="P8">while [ $n -gt 0 ]</text:p>
      <text:p text:style-name="P8">do</text:p>
      <text:p text:style-name="P8"><text:tab/>rem=`expr $n % 10`</text:p>
      <text:p text:style-name="P8"><text:tab/>s=`expr $s + $rem`</text:p>
      <text:p text:style-name="P8"><text:tab/>n=`expr $n / 10`</text:p>
      <text:p text:style-name="P8">done</text:p>
      <text:p text:style-name="P8">echo The sum of the digits of the given number is $s.</text:p>
      <text:p text:style-name="P8"/>
      <text:p text:style-name="P27">OUTPUT</text:p>
      <text:p text:style-name="P27"/>
      <text:p text:style-name="P20"><text:span text:style-name="T7">[orussa@orussa-pc</text:span><text:span text:style-name="T18"> </text:span><text:span text:style-name="T17">Linux</text:span><text:span text:style-name="T7">]$</text:span><text:span text:style-name="T26"> ./shell8.sh </text:span><text:line-break/>Enter the number. <text:line-break/>54678 <text:line-break/>The sum of the digits of the given number is 30. <text:line-break/><text:span text:style-name="T7">[orussa@orussa-pc</text:span><text:span text:style-name="T18"> </text:span><text:span text:style-name="T17">Linux</text:span><text:span text:style-name="T7">]$</text:span><text:span text:style-name="T26"> ./shell8.sh </text:span><text:line-break/>Enter the number. <text:line-break/><text:line-break/>./shell8.sh: line 5: [: -gt: unary operator expected <text:line-break/>The sum of the digits of the given number is 0.<text:line-break/><text:line-break/></text:p>
      <text:p text:style-name="P2"/>
      <text:p text:style-name="P2"><text:span text:style-name="T2">10.</text:span>Write a shell script to <text:s/><text:span text:style-name="T2">accept a numberv and reverse it and check for pallindrome.</text:span></text:p>
      <text:p text:style-name="P2"/>
      <text:p text:style-name="P8">echo Enter the number</text:p>
      <text:p text:style-name="P8">read n</text:p>
      <text:p text:style-name="P8">c=n</text:p>
      <text:p text:style-name="P8">sum=0</text:p>
      <text:p text:style-name="P8">rev=0</text:p>
      <text:p text:style-name="P8">while [ $n -gt 0 ]</text:p>
      <text:p text:style-name="P8"><text:soft-page-break/>do </text:p>
      <text:p text:style-name="P8"><text:tab/>rem=`expr $n % 10`</text:p>
      <text:p text:style-name="P8"><text:tab/>rev1=`expr $rev <text:s/>\* 10`</text:p>
      <text:p text:style-name="P8"><text:tab/>rev=`expr $rev1 + $rem`</text:p>
      <text:p text:style-name="P8"><text:s text:c="4"/>sum=`expr $sum + $rem`</text:p>
      <text:p text:style-name="P8"><text:tab/>n=`expr $n / 10`</text:p>
      <text:p text:style-name="P8">done</text:p>
      <text:p text:style-name="P8">echo The reverse of the number is $rev.</text:p>
      <text:p text:style-name="P8">echo The sum of the digits is $sum.</text:p>
      <text:p text:style-name="P8"/>
      <text:p text:style-name="P8">if [ $rev -eq $c ]</text:p>
      <text:p text:style-name="P8">then</text:p>
      <text:p text:style-name="P8">echo It is a pallindrome.</text:p>
      <text:p text:style-name="P8">else</text:p>
      <text:p text:style-name="P8">echo Not a palindrome.</text:p>
      <text:p text:style-name="P8">fi</text:p>
      <text:p text:style-name="P2"/>
      <text:p text:style-name="P27">OUTPUT</text:p>
      <text:p text:style-name="P27"/>
      <text:p text:style-name="P24"><text:span text:style-name="T11">[orussa@orussa-pc</text:span><text:span text:style-name="T23"> Linux</text:span><text:span text:style-name="T11">]$</text:span><text:span text:style-name="T29"> ./shell9.sh </text:span><text:span text:style-name="T39"><text:line-break/>Enter the number <text:line-break/>564123987 <text:line-break/>The reverse of the number is 789321465. <text:line-break/>The sum of the digits is 45. <text:line-break/>Not a palindrome. <text:line-break/><text:line-break/></text:span><text:span text:style-name="T11">[orussa@orussa-pc</text:span><text:span text:style-name="T23"> Linux</text:span><text:span text:style-name="T11">]$</text:span><text:span text:style-name="T29"> ./shell9.sh </text:span><text:span text:style-name="T39"><text:line-break/>Enter the number <text:line-break/>111202111 <text:line-break/>The reverse of the number is 111202111. <text:line-break/>The sum of the digits is 10. <text:line-break/>It is a pallindrome.</text:span><text:line-break/><text:line-break/></text:p>
      <text:p text:style-name="P2"><text:span text:style-name="T2">11.</text:span>Write a shell script to <text:span text:style-name="T2">print whether the entered user ha slogged in or not. If logged in,exit,else the system checks every 60 seconds for the user login until the 5 minutes of the user login.</text:span></text:p>
      <text:p text:style-name="P2"/>
      <text:p text:style-name="P8">echo Enter username</text:p>
      <text:p text:style-name="P8">read uname</text:p>
      <text:p text:style-name="P8"><text:soft-page-break/>who&gt;ulist</text:p>
      <text:p text:style-name="P8"><text:s/>n=5</text:p>
      <text:p text:style-name="P8"><text:s/>while [ $n -gt 1 ]</text:p>
      <text:p text:style-name="P8"><text:s/>do</text:p>
      <text:p text:style-name="P8"><text:s text:c="3"/>if grep $uname ulist</text:p>
      <text:p text:style-name="P8"><text:s text:c="3"/>then</text:p>
      <text:p text:style-name="P8"><text:s/><text:tab/>echo User logged in</text:p>
      <text:p text:style-name="P8"><text:s text:c="4"/>exit</text:p>
      <text:p text:style-name="P8"><text:s text:c="3"/>else</text:p>
      <text:p text:style-name="P8"><text:s/><text:tab/>echo Not logged in.</text:p>
      <text:p text:style-name="P8"><text:s text:c="4"/>fi</text:p>
      <text:p text:style-name="P8"><text:s/><text:tab/>sleep 60 </text:p>
      <text:p text:style-name="P8"><text:s text:c="4"/>n=`expr $n - 1`</text:p>
      <text:p text:style-name="P8">done </text:p>
      <text:p text:style-name="P2"/>
      <text:p text:style-name="P27">OUTPUT</text:p>
      <text:p text:style-name="P27"/>
      <text:p text:style-name="P20"><text:span text:style-name="T7">[orussa@orussa-pc</text:span><text:span text:style-name="T18"> </text:span><text:span text:style-name="T17">Linux</text:span><text:span text:style-name="T7">]$</text:span><text:span text:style-name="T26"> ./shell10.sh </text:span><text:line-break/>Enter username <text:line-break/>orussa <text:line-break/>orussa   tty1         2019-02-22 03:12 (:0) <text:line-break/>orussa   pts/0        2019-02-24 06:48 (:0) <text:line-break/>orussa   pts/1        2019-02-22 03:12 (:0) <text:line-break/>User logged in <text:line-break/><text:span text:style-name="T7">[orussa@orussa-pc</text:span><text:span text:style-name="T18"> </text:span><text:span text:style-name="T17">Linux</text:span><text:span text:style-name="T7">]$</text:span><text:span text:style-name="T26"> ./shell10.sh </text:span><text:line-break/>Enter username <text:line-break/>general <text:line-break/>Not logged in. <text:line-break/>Not logged in. <text:line-break/>Not logged in. <text:line-break/>Not logged in.<text:line-break/><text:line-break/></text:p>
      <text:p text:style-name="P2"/>
      <text:p text:style-name="P2"><text:span text:style-name="T2">12.</text:span> Write a shell script to <text:span text:style-name="T2">accept a number in decimal form and print it”s octal ,binary and hexadecial.</text:span></text:p>
      <text:p text:style-name="P2"/>
      <text:p text:style-name="P8">echo Enter the decimal number</text:p>
      <text:p text:style-name="P8">read n</text:p>
      <text:p text:style-name="P8">echo The binary equivalent is:</text:p>
      <text:p text:style-name="P8">echo "obase=2;$n" | bc</text:p>
      <text:p text:style-name="P8"><text:soft-page-break/>echo The octal equivalent is:</text:p>
      <text:p text:style-name="P8">echo "obase=8;$n" | bc</text:p>
      <text:p text:style-name="P8">echo The hexadecimal equivalent is:</text:p>
      <text:p text:style-name="P8">echo "obase=16;$n" | bc</text:p>
      <text:p text:style-name="P3"/>
      <text:p text:style-name="P27">OUTPUT</text:p>
      <text:p text:style-name="P3"/>
      <text:p text:style-name="P3"/>
      <text:p text:style-name="P3">13.<text:span text:style-name="T3">Write a shell script to enter number of filenames ; if even no. of files are entered ,accept all filenames ad copy the contents of first into second,third into fourth and so on.Print Invalid input ,otherwise.</text:span></text:p>
      <text:p text:style-name="P11"/>
      <text:p text:style-name="P11"/>
      <text:p text:style-name="P11">echo Enter the number of files to be <text:s/>entered.</text:p>
      <text:p text:style-name="P11">read n</text:p>
      <text:p text:style-name="P11">e=`expr $n % 2`</text:p>
      <text:p text:style-name="P11">count=1</text:p>
      <text:p text:style-name="P11">if [ $e -eq 0 ] </text:p>
      <text:p text:style-name="P11">then</text:p>
      <text:p text:style-name="P11"><text:tab/></text:p>
      <text:p text:style-name="P11"><text:tab/>echo Enter the name of the files one by one.</text:p>
      <text:p text:style-name="P11"><text:s text:c="5"/></text:p>
      <text:p text:style-name="P11"><text:s text:c="6"/>while [ $count -lt $n ]</text:p>
      <text:p text:style-name="P11"><text:s text:c="6"/>do </text:p>
      <text:p text:style-name="P11"><text:s text:c="6"/><text:tab/>echo Enter file no. $count</text:p>
      <text:p text:style-name="P11"><text:s text:c="6"/><text:tab/>read $f1</text:p>
      <text:p text:style-name="P11"><text:s text:c="6"/><text:tab/>count=`expr $count + 1`</text:p>
      <text:p text:style-name="P11"><text:s text:c="6"/><text:tab/>echo Enter file no. $count</text:p>
      <text:p text:style-name="P11"><text:s text:c="6"/><text:tab/>read $f2</text:p>
      <text:p text:style-name="P11"><text:s text:c="6"/><text:tab/>cp $f1 $f2</text:p>
      <text:p text:style-name="P11"><text:s text:c="6"/>done</text:p>
      <text:p text:style-name="P11"/>
      <text:p text:style-name="P11"><text:s text:c="6"/>else</text:p>
      <text:p text:style-name="P11"><text:s text:c="6"/>echo Invalid Input</text:p>
      <text:p text:style-name="P11"><text:s text:c="7"/></text:p>
      <text:p text:style-name="P11"><text:s text:c="2"/>fi</text:p>
      <text:p text:style-name="P27"/>
      <text:p text:style-name="P27"><text:soft-page-break/>OUTPUT</text:p>
      <text:p text:style-name="P21"><text:span text:style-name="T7"/></text:p>
      <text:p text:style-name="P21"><text:span text:style-name="T7">[orussa@orussa-pc</text:span><text:span text:style-name="T18"> </text:span><text:span text:style-name="T17">Linux</text:span><text:span text:style-name="T7">]$</text:span><text:span text:style-name="T26"> ./shell13.sh </text:span><text:line-break/>Enter the number of files to be entered. <text:line-break/>1 <text:line-break/>Invalid Input <text:line-break/><text:span text:style-name="T7">[orussa@orussa-pc</text:span><text:span text:style-name="T18"> </text:span><text:span text:style-name="T17">Linux</text:span><text:span text:style-name="T7">]$</text:span><text:span text:style-name="T26"> ./shell13.sh </text:span><text:line-break/>Enter the number of files to be entered. <text:line-break/>3 <text:line-break/>Invalid Input<text:line-break/><text:line-break/></text:p>
      <text:p text:style-name="P4"/>
      <text:p text:style-name="P4">14.<text:span text:style-name="T3">Write a shell script to </text:span>cut n lines from position <text:span text:style-name="T4">m</text:span> without using head or tail command and display the cut lines as output.</text:p>
      <text:p text:style-name="P4"/>
      <text:p text:style-name="P12">echo Enter the number of lines to be cut.</text:p>
      <text:p text:style-name="P12">read n</text:p>
      <text:p text:style-name="P12">echo Enter the name of the file.</text:p>
      <text:p text:style-name="P12">read f </text:p>
      <text:p text:style-name="P12">echo Enter the starting point from where the lines need to be cut.</text:p>
      <text:p text:style-name="P12">read m</text:p>
      <text:p text:style-name="P12">t=`expr $n + $m`</text:p>
      <text:p text:style-name="P12">c=1</text:p>
      <text:p text:style-name="P12">exec &lt;$f</text:p>
      <text:p text:style-name="P12">while read line</text:p>
      <text:p text:style-name="P12">do</text:p>
      <text:p text:style-name="P12"><text:tab/>if [ $c -ge $m -a $c -lt $t ]</text:p>
      <text:p text:style-name="P12"><text:tab/>then </text:p>
      <text:p text:style-name="P12"><text:tab/><text:tab/>echo $line</text:p>
      <text:p text:style-name="P12"><text:tab/>fi</text:p>
      <text:p text:style-name="P12"><text:tab/>c=`expr $c + 1`</text:p>
      <text:p text:style-name="P12">done</text:p>
      <text:p text:style-name="P4"/>
      <text:p text:style-name="P27">OUTPUT</text:p>
      <text:p text:style-name="P27"/>
      <text:p text:style-name="P22"><text:span text:style-name="T7">[orussa@orussa-pc</text:span><text:span text:style-name="T18"> </text:span><text:span text:style-name="T17">Linux</text:span><text:span text:style-name="T7">]$</text:span><text:span text:style-name="T26"> cat ccd </text:span><text:line-break/>oid process(int n,struct process p[]); <text:line-break/>     <text:line-break/>main(){ <text:line-break/><text:line-break/><text:soft-page-break/><text:line-break/>    int sbt=0,t,stt=0,ct,tat,swt=0,rt; <text:line-break/>    int i,j,n; <text:line-break/>    float att=0,awt=0,hrr=-50; <text:line-break/>    float temp; <text:line-break/>    int loc; <text:line-break/>   <text:line-break/>    printf("\nEnter the number of processes."); <text:line-break/>    scanf("%d",&amp;n); <text:line-break/><text:line-break/>    printf("\nEnter the process name,burst time and arrival time of the processes."); <text:line-break/>     <text:line-break/>    for(i=1;i&lt;=n;i++){ <text:line-break/></text:p>
      <text:p text:style-name="P22"><text:span text:style-name="T7">[orussa@orussa-pc</text:span><text:span text:style-name="T18"> </text:span><text:span text:style-name="T17">Linux</text:span><text:span text:style-name="T7">]$</text:span><text:span text:style-name="T26"> ./shell16.sh </text:span><text:line-break/>Enter the number of lines to be cut. <text:line-break/>2 <text:line-break/>Enter the name of the file. <text:line-break/>ccd <text:line-break/>Enter the starting point from where the lines need to be cut. <text:line-break/>1 <text:line-break/>oid process(int n,struct process p[]); <text:line-break/><text:line-break/><text:span text:style-name="T7">[orussa@orussa-pc</text:span><text:span text:style-name="T18"> </text:span><text:span text:style-name="T17">Linux</text:span><text:span text:style-name="T7">]$</text:span><text:span text:style-name="T26"> cat ccd      </text:span><text:line-break/>oid process(int n,struct process p[]); <text:line-break/>     <text:line-break/>main(){ <text:line-break/><text:line-break/><text:line-break/>    int sbt=0,t,stt=0,ct,tat,swt=0,rt; <text:line-break/>    int i,j,n; <text:line-break/>    float att=0,awt=0,hrr=-50; <text:line-break/>    float temp; <text:line-break/>    int loc; <text:line-break/>   <text:line-break/>    printf("\nEnter the number of processes."); <text:line-break/>    scanf("%d",&amp;n); <text:line-break/><text:line-break/>    printf("\nEnter the process name,burst time and arrival time of the processes."); <text:line-break/>     <text:line-break/>    for(i=1;i&lt;=n;i++){<text:line-break/><text:line-break/></text:p>
      <text:p text:style-name="P4"/>
      <text:p text:style-name="P4"><text:soft-page-break/>15.<text:span text:style-name="T3">Write a shell script </text:span>which will receive any no. of filenames as arguments.The shell script should check,whether every argument is <text:span text:style-name="T4">a file <text:s/>or directory,it should be reported if it is a directory; if it is a filename ,the name of the file as well as the no. of lines should be reported.</text:span></text:p>
      <text:p text:style-name="P5"/>
      <text:p text:style-name="P13">for name in $*</text:p>
      <text:p text:style-name="P13">do</text:p>
      <text:p text:style-name="P13"><text:tab/>if [ -d <text:s/>$name ]</text:p>
      <text:p text:style-name="P13"><text:tab/>then</text:p>
      <text:p text:style-name="P13"><text:tab/><text:tab/>echo $name is a directory</text:p>
      <text:p text:style-name="P13"/>
      <text:p text:style-name="P13"><text:tab/>elif [ -f $name ]</text:p>
      <text:p text:style-name="P13"><text:tab/><text:tab/>then</text:p>
      <text:p text:style-name="P13"><text:tab/><text:tab/><text:tab/>echo $name is a file.</text:p>
      <text:p text:style-name="P13"><text:tab/><text:tab/><text:tab/>echo The number of lines in $name is:</text:p>
      <text:p text:style-name="P13"><text:s text:c="13"/>wc -l $name</text:p>
      <text:p text:style-name="P13"/>
      <text:p text:style-name="P13"><text:s text:c="9"/>fi</text:p>
      <text:p text:style-name="P13"><text:s text:c="5"/>done</text:p>
      <text:p text:style-name="P5"/>
      <text:p text:style-name="P27">OUTPUT</text:p>
      <text:p text:style-name="P27"/>
      <text:p text:style-name="P35"><text:span text:style-name="T8">[orussa@orussa-pc</text:span><text:span text:style-name="T19"> </text:span><text:span text:style-name="T20">Linux</text:span><text:span text:style-name="T8">]$</text:span><text:span text:style-name="T27"> ./shell14.sh </text:span><text:span text:style-name="T32"><text:line-break/></text:span><text:span text:style-name="T8">[orussa@orussa-pc</text:span><text:span text:style-name="T19"> </text:span><text:span text:style-name="T20">Linux</text:span><text:span text:style-name="T8">]$</text:span><text:span text:style-name="T27"> ./shell14.sh sample oslab.c </text:span><text:span text:style-name="T32"><text:line-break/>sample is a directory <text:line-break/>oslab.c is a file. <text:line-break/>The number of lines in oslab.c is: <text:line-break/>99 oslab.c <text:line-break/></text:span><text:span text:style-name="T8">[orussa@orussa-pc</text:span><text:span text:style-name="T19"> </text:span><text:span text:style-name="T20">Linux</text:span><text:span text:style-name="T8">]$</text:span><text:span text:style-name="T27"> ./shell14.sh sample oslab.c abc vvd poi </text:span><text:span text:style-name="T32"><text:line-break/>sample is a directory <text:line-break/>oslab.c is a file. <text:line-break/>The number of lines in oslab.c is: <text:line-break/>99 oslab.c <text:line-break/>abc is a file. <text:line-break/>The number of lines in abc is: <text:line-break/>1 abc <text:line-break/>vvd is a file. <text:line-break/>The number of lines in vvd is: <text:line-break/>0 vvd<text:line-break/></text:span><text:soft-page-break/><text:span text:style-name="T32"><text:line-break/></text:span></text:p>
      <text:p text:style-name="P5">16.<text:span text:style-name="T3">Write a shell script to </text:span>print all the combinations of 1,2,3;condition being none of the two digits should be same;or, all the three digits should be distinct.</text:p>
      <text:p text:style-name="P5"/>
      <text:p text:style-name="P13">for a in 1 2 3</text:p>
      <text:p text:style-name="P13">do</text:p>
      <text:p text:style-name="P13"><text:tab/>for b in 1 2 3</text:p>
      <text:p text:style-name="P13"><text:tab/>do </text:p>
      <text:p text:style-name="P13"><text:tab/><text:tab/>for c in 1 2 3</text:p>
      <text:p text:style-name="P13"><text:tab/><text:tab/>do </text:p>
      <text:p text:style-name="P13"><text:tab/><text:tab/><text:tab/>if [ $a -eq $b -o $b -eq $c -o $a -eq $c ]</text:p>
      <text:p text:style-name="P13"><text:tab/><text:tab/><text:tab/>then</text:p>
      <text:p text:style-name="P13"><text:tab/><text:tab/><text:tab/><text:tab/>continue</text:p>
      <text:p text:style-name="P13"><text:tab/><text:tab/><text:tab/>else</text:p>
      <text:p text:style-name="P13"><text:tab/><text:tab/><text:tab/><text:tab/>echo $a $b $c</text:p>
      <text:p text:style-name="P13"><text:tab/><text:tab/><text:tab/>fi</text:p>
      <text:p text:style-name="P13"><text:tab/><text:tab/>done</text:p>
      <text:p text:style-name="P13"><text:tab/>done</text:p>
      <text:p text:style-name="P13">done</text:p>
      <text:p text:style-name="P5"/>
      <text:p text:style-name="P28">OUTPUT</text:p>
      <text:p text:style-name="P28"/>
      <text:p text:style-name="P23"><text:span text:style-name="T7">[orussa@orussa-pc</text:span><text:span text:style-name="T18"> </text:span><text:span text:style-name="T17">Linux</text:span><text:span text:style-name="T7">]$</text:span><text:span text:style-name="T26"> ./shell15.sh </text:span><text:line-break/>1 2 3 <text:line-break/>1 3 2 <text:line-break/>2 1 3 <text:line-break/>2 3 1 <text:line-break/>3 1 2 <text:line-break/>3 2 1<text:line-break/><text:line-break/></text:p>
      <text:p text:style-name="P5"/>
      <text:p text:style-name="P5"/>
      <text:p text:style-name="P5">17.Suppose a user has renamed some files in current directory using the command mv.<text:span text:style-name="T3">Write a shell script to </text:span>search all the files &amp; rename them such that they do not contain the shell pid.</text:p>
      <text:p text:style-name="P5"/>
      <text:p text:style-name="P5"><text:soft-page-break/></text:p>
      <text:p text:style-name="P15"/>
      <text:p text:style-name="P15"/>
      <text:p text:style-name="P15">echo Enter the extension of the file that you want to remove.</text:p>
      <text:p text:style-name="P15">read a</text:p>
      <text:p text:style-name="P15">for i in *.*</text:p>
      <text:p text:style-name="P15"><text:s text:c="3"/>do </text:p>
      <text:p text:style-name="P15"><text:s text:c="3"/><text:tab/>t=`echo $i|cut -f2 -d "."`</text:p>
      <text:p text:style-name="P15"><text:s text:c="3"/><text:tab/>if [ $t = $a ]</text:p>
      <text:p text:style-name="P15"><text:s text:c="3"/><text:tab/>then</text:p>
      <text:p text:style-name="P15"><text:s text:c="3"/><text:tab/><text:tab/>echo Shell pid successfully removed from $a as `basename $i .$a`</text:p>
      <text:p text:style-name="P15"><text:s text:c="3"/><text:tab/><text:tab/>mv $i `basename $i .$a`</text:p>
      <text:p text:style-name="P15"><text:s text:c="3"/><text:tab/>fi</text:p>
      <text:p text:style-name="P15"><text:s text:c="4"/>done</text:p>
      <text:p text:style-name="P15"/>
      <text:p text:style-name="P28">OUTPUT</text:p>
      <text:p text:style-name="P28"/>
      <text:p text:style-name="P19"><text:span text:style-name="T7">[orussa@orussa-pc</text:span><text:span text:style-name="T18"> </text:span><text:span text:style-name="T17">Linux</text:span><text:span text:style-name="T7">]$</text:span><text:span text:style-name="T26"> ./shell17.sh </text:span><text:line-break/>Enter the extension of the file that you want to remove. <text:line-break/>c  <text:line-break/>Shell pid successfully removed from c as oslab<text:line-break/><text:line-break/></text:p>
      <text:p text:style-name="P36"/>
      <text:p text:style-name="P15"/>
      <text:p text:style-name="P6">18.The word Linux is present in only some of the files supplied as arguments to the shell script.Your shell script should search each of the file and stop at the fiel that it encounters containing word Linux.The filename should be displayed o <text:s/>the screen. </text:p>
      <text:p text:style-name="P16"/>
      <text:p text:style-name="P16"/>
      <text:p text:style-name="P14"/>
      <text:p text:style-name="P14">flag=0</text:p>
      <text:p text:style-name="P14">for file in $*</text:p>
      <text:p text:style-name="P14">do</text:p>
      <text:p text:style-name="P14"><text:tab/>if grep "Linux" $file</text:p>
      <text:p text:style-name="P14"><text:tab/>then</text:p>
      <text:p text:style-name="P14"><text:s text:c="7"/>flag=1</text:p>
      <text:p text:style-name="P14"><text:s text:c="7"/>echo The word Linux is present in the file $file</text:p>
      <text:p text:style-name="P14"><text:s text:c="4"/>fi</text:p>
      <text:p text:style-name="P14"><text:soft-page-break/><text:s text:c="4"/>if [ $flag -eq 0 ]</text:p>
      <text:p text:style-name="P14"><text:s text:c="4"/>then</text:p>
      <text:p text:style-name="P14"><text:s text:c="4"/><text:tab/>echo Linux is not present in the file $file.</text:p>
      <text:p text:style-name="P14"><text:s text:c="4"/>fi</text:p>
      <text:p text:style-name="P14">done </text:p>
      <text:p text:style-name="P34"/>
      <text:p text:style-name="P28">OUTPUT</text:p>
      <text:p text:style-name="P28"/>
      <text:p text:style-name="P25"><text:span text:style-name="T12">[orussa@orussa-pc</text:span><text:span text:style-name="T24"> </text:span><text:span text:style-name="T25">Linux</text:span><text:span text:style-name="T12">]$</text:span><text:span text:style-name="T30"> ./shell18.sh ccd bcd shell18.sh vvd shell7.sh </text:span><text:span text:style-name="T37"><text:line-break/>Linux is not present in the file ccd. <text:line-break/>Linux <text:line-break/>The word Linux is present in the file bcd <text:line-break/>The word Linux is present in the file shell18.sh <text:line-break/>grep -v "Linux" $f&gt;fname <text:line-break/>The word Linux is present in the file shell7.sh<text:line-break/></text:span><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draw:frame text:anchor-type="paragraph" draw:z-index="0" draw:name="Shape1" draw:style-name="gr1" draw:text-style-name="P38" svg:width="7.2189in" svg:height="1.813in" svg:x="-0.1055in" svg:y="0.2402in"><draw:text-box><text:p text:style-name="P37"><text:span text:style-name="T41">LINUX LAB </text:span><text:span text:style-name="T41">WORK</text:span></text:p></draw:text-box></draw:frame></text:p>
      <text:p text:style-name="P25"/>
      <text:p text:style-name="P25"/>
      <text:p text:style-name="P25"><draw:frame text:anchor-type="paragraph" draw:z-index="1" draw:name="Shape2" draw:style-name="gr2" draw:text-style-name="P40" svg:width="7.0732in" svg:height="3.3232in" svg:x="-0.1055in" svg:y="4.1591in"><draw:text-box><text:p text:style-name="P39"><text:span text:style-name="T42">Name</text:span><text:span text:style-name="T43"> :</text:span><text:span text:style-name="T44">Orussa Firdous</text:span></text:p><text:p text:style-name="P39"><text:span text:style-name="T42">Roll No.</text:span><text:span text:style-name="T43">: 17BCS015</text:span></text:p><text:p text:style-name="P39"><text:span text:style-name="T45">B. TECH FOURTH SEM</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UI" svg:font-family="'Noto Sans Devanagari UI'"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06:15:12.796020367</meta:creation-date>
    <dc:date>2019-02-24T07:36:35.209895185</dc:date>
    <meta:editing-duration>PT17M13S</meta:editing-duration>
    <meta:editing-cycles>3</meta:editing-cycles>
    <meta:generator>LibreOffice/6.1.4.2$Linux_X86_64 LibreOffice_project/10$Build-2</meta:generator>
    <meta:document-statistic meta:table-count="0" meta:image-count="0" meta:object-count="0" meta:page-count="17" meta:paragraph-count="282" meta:word-count="1898" meta:character-count="11035" meta:non-whitespace-character-count="8602"/>
  </office:meta>
</office:document-meta>
</file>